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c_sub_cmpe113_corre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udent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Ç13</text:p>
          </table:table-cell>
        </table:table-row>
        <table:table-row table:style-name="ro1">
          <table:table-cell office:value-type="float" office:value="44629785700" calcext:value-type="float">
            <text:p>44629785700</text:p>
          </table:table-cell>
          <table:table-cell office:value-type="string" calcext:value-type="string">
            <text:p>Farah W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98683261" calcext:value-type="float">
            <text:p>21098683261</text:p>
          </table:table-cell>
          <table:table-cell office:value-type="string" calcext:value-type="string">
            <text:p>Poppie Ta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63516392" calcext:value-type="float">
            <text:p>17763516392</text:p>
          </table:table-cell>
          <table:table-cell office:value-type="string" calcext:value-type="string">
            <text:p>Archie Redfe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75310697" calcext:value-type="float">
            <text:p>62475310697</text:p>
          </table:table-cell>
          <table:table-cell office:value-type="string" calcext:value-type="string">
            <text:p>Valentino Dunl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96286776" calcext:value-type="float">
            <text:p>54296286776</text:p>
          </table:table-cell>
          <table:table-cell office:value-type="string" calcext:value-type="string">
            <text:p>Bethaney Rob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31872585" calcext:value-type="float">
            <text:p>12031872585</text:p>
          </table:table-cell>
          <table:table-cell office:value-type="string" calcext:value-type="string">
            <text:p>Izzie Monro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1" meta:object-count="0"/>
    <meta:generator>LibreOffice/7.0.4.2$Linux_X86_64 LibreOffice_project/00$Build-2</meta:generator>
  </office:meta>
</office:document-meta>
</file>